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2cm" draw:marker-end-width="0.35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="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min-height="0.01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cm" draw:marker-start-width="0.2cm" draw:marker-end="Arrowheads_20_1" draw:marker-end-width="0.2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marker-end="Arrow" draw:marker-end-width="0.20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0.492cm" svg:x2="1cm" svg:y2="7.223cm">
          <text:p/>
        </draw:line>
        <draw:line draw:style-name="gr1" draw:text-style-name="P1" draw:layer="layout" svg:x1="6.845cm" svg:y1="7.223cm" svg:x2="1cm" svg:y2="7.223cm">
          <text:p/>
        </draw:line>
        <draw:line draw:style-name="gr2" draw:text-style-name="P1" draw:layer="layout" svg:x1="4.011cm" svg:y1="7.223cm" svg:x2="4.011cm" svg:y2="2.795cm">
          <text:p/>
        </draw:line>
        <draw:line draw:style-name="gr3" draw:text-style-name="P1" draw:layer="layout" svg:x1="1cm" svg:y1="7.223cm" svg:x2="4.937cm" svg:y2="2.143cm">
          <text:p/>
        </draw:line>
        <draw:line draw:style-name="gr4" draw:text-style-name="P1" draw:layer="layout" svg:x1="1cm" svg:y1="1.508cm" svg:x2="6.334cm" svg:y2="7.223cm">
          <text:p/>
        </draw:line>
        <draw:path draw:style-name="gr5" draw:text-style-name="P1" draw:layer="layout" svg:width="0.634cm" svg:height="1.523cm" draw:transform="rotate (-1.5707963267949) translate (3.413cm 1.762cm)" svg:viewBox="0 0 635 1524" svg:d="M0 0c508 0 635 1524 635 1524">
          <text:p/>
        </draw:path>
        <draw:custom-shape draw:style-name="gr6" draw:text-style-name="P1" draw:layer="layout" svg:width="0.508cm" svg:height="0.508cm" svg:x="3.166cm" svg:y="3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3.413cm" svg:y1="4.12cm" svg:x2="1cm" svg:y2="4.12cm">
          <text:p/>
        </draw:line>
        <draw:line draw:style-name="gr2" draw:text-style-name="P1" draw:layer="layout" svg:x1="1.037cm" svg:y1="2.778cm" svg:x2="4.048cm" svg:y2="2.795cm">
          <text:p/>
        </draw:line>
        <draw:path draw:style-name="gr5" draw:text-style-name="P1" draw:layer="layout" svg:width="1.139cm" svg:height="0.153cm" draw:transform="rotate (-2.67087735432692) translate (5.57239955401943cm 2.65060642911788cm)" svg:viewBox="0 0 1140 154" svg:d="M0 0c524 0 1140 154 1140 154">
          <text:p/>
        </draw:path>
        <draw:path draw:style-name="gr8" draw:text-style-name="P1" draw:layer="layout" svg:width="1.037cm" svg:height="0.436cm" draw:transform="rotate (1.5707963267949) translate (4.90914659685864cm 7.247cm)" svg:viewBox="0 0 1038 437" svg:d="M0 0c649 0 1038 437 1038 437">
          <text:p/>
        </draw:path>
        <draw:path draw:style-name="gr9" draw:text-style-name="P1" draw:layer="layout" svg:width="1.166cm" svg:height="0.448cm" draw:transform="rotate (-2.35619449019235) translate (6.207cm 6.347cm)" svg:viewBox="0 0 1167 449" svg:d="M0 0c718 0 1167 449 1167 449">
          <text:p/>
        </draw:path>
        <draw:g>
          <svg:title>TexMaths</svg:title>
          <svg:desc>14§display§\beta \delta§svg§600§FALSE</svg:desc>
          <draw:polygon draw:style-name="gr10" draw:layer="layout" svg:width="0.539cm" svg:height="0.436cm" svg:x="0.338cm" svg:y="2.42cm" svg:viewBox="0 0 540 437" draw:points="270,437 0,437 0,0 540,0 540,437">
            <text:p/>
          </draw:polygon>
          <draw:path draw:style-name="gr11" draw:layer="layout" svg:width="0.269cm" svg:height="0.443cm" svg:x="0.353cm" svg:y="2.413cm" svg:viewBox="0 0 270 444" svg:d="M270 67c0-36-28-67-67-67-30 0-44 8-60 21-28 20-55 67-65 105l-78 314c0 1 1 4 6 4 4 0 5 0 7-1l33-138c10 30 32 48 67 48 37 0 74-17 95-38 24-24 41-54 41-91 0-36-18-61-36-74 28-15 57-46 57-83zM180 150c-7 3-11 3-23 3-7 0-17 1-23-2 2-5 20-4 25-4 10 0 14 0 21 3zM242 56c0 35-20 70-45 86-14-5-24-6-38-6-11 0-37 0-37 15-2 14 25 13 33 13 18 0 25 0 41-7 18 18 21 34 21 56 1 29-10 66-24 85-20 27-53 45-81 45-38 0-56-29-56-64 0-4 0-13 3-21l31-126c11-42 47-121 106-121 28 0 46 16 46 45z">
            <text:p/>
          </draw:path>
          <draw:path draw:style-name="gr11" draw:layer="layout" svg:width="0.202cm" svg:height="0.356cm" svg:x="0.661cm" svg:y="2.41cm" svg:viewBox="0 0 203 357" svg:d="M111 136c-63 14-111 78-111 139 0 47 32 82 78 82 58 0 100-77 100-145 0-45-20-70-37-93-18-21-47-59-47-80 0-11 10-24 26-24s25 7 35 14c11 6 21 13 28 13 13 0 20-13 20-20 0-11-9-12-25-16-27-6-34-6-41-6-39 0-57 21-57 50 0 27 15 55 31 86zM116 146c13 24 27 50 27 85 0 32-18 115-65 115-28 0-47-20-47-57 0-33 18-125 85-143z">
            <text:p/>
          </draw:path>
        </draw:g>
        <draw:g>
          <svg:title>TexMaths</svg:title>
          <svg:desc>14§display§f_2 = \beta f_1 + r§svg§600§FALSE</svg:desc>
          <draw:polygon draw:style-name="gr10" draw:layer="layout" svg:width="2.715cm" svg:height="0.435cm" svg:x="1.889cm" svg:y="1.261cm" svg:viewBox="0 0 2716 436" draw:points="1358,436 0,436 0,0 2716,0 2716,436">
            <text:p/>
          </draw:polygon>
          <draw:path draw:style-name="gr11" draw:layer="layout" svg:width="0.245cm" svg:height="0.448cm" svg:x="1.916cm" svg:y="1.254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11" draw:layer="layout" svg:width="0.153cm" svg:height="0.228cm" svg:x="2.151cm" svg:y="1.447cm" svg:viewBox="0 0 154 229" svg:d="M154 166h-13c0 9-4 28-8 33-3 1-29 1-35 1h-63c36-32 48-42 69-57 26-21 50-42 50-76 0-42-38-67-81-67-44 0-73 31-73 62 0 18 15 19 18 19 9 0 18-5 18-18 0-6-1-18-19-18 10-25 33-32 50-32 35 0 53 26 53 54 0 31-22 55-33 67l-84 83c-3 3-3 3-3 12h143z">
            <text:p/>
          </draw:path>
          <draw:path draw:style-name="gr11" draw:layer="layout" svg:width="0.328cm" svg:height="0.115cm" svg:x="2.513cm" svg:y="1.42cm" svg:viewBox="0 0 329 116" svg:d="M312 20c7 0 17 0 17-10s-10-10-17-10h-295c-7 0-17 0-17 10s10 10 17 10zM312 116c7 0 17 0 17-10 0-9-10-9-17-9h-295c-7 0-17 0-17 9 0 10 10 10 17 10z">
            <text:p/>
          </draw:path>
          <draw:path draw:style-name="gr11" draw:layer="layout" svg:width="0.269cm" svg:height="0.442cm" svg:x="3.019cm" svg:y="1.254cm" svg:viewBox="0 0 270 443" svg:d="M270 67c0-36-28-67-67-67-29 0-43 8-60 21-28 20-55 67-65 105l-78 313c0 2 1 4 6 4 4 0 5 0 7-1l33-137c10 29 32 47 67 47 37 0 75-16 97-37 22-24 39-55 39-91 0-37-18-62-36-74 28-16 57-46 57-83zM181 150c-7 2-12 2-24 2-7 0-17 2-23-1 2-6 20-4 26-4 9 0 14 0 21 3zM242 56c0 35-19 70-45 85-14-4-23-5-37-5-12 0-38 0-38 15-2 14 25 13 33 13 19 0 26 0 41-7 18 18 21 33 21 56 1 29-10 65-24 85-19 27-53 45-81 45-38 0-56-30-56-65 0-4 0-12 3-21l31-126c11-41 47-120 106-120 28 0 46 16 46 45z">
            <text:p/>
          </draw:path>
          <draw:path draw:style-name="gr11" draw:layer="layout" svg:width="0.245cm" svg:height="0.448cm" svg:x="3.334cm" svg:y="1.254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11" draw:layer="layout" svg:width="0.126cm" svg:height="0.228cm" svg:x="3.586cm" svg:y="1.447cm" svg:viewBox="0 0 127 229" svg:d="M78 10c0-10 0-10-9-10-23 22-55 22-69 22v13c8 0 31 0 50-10v176c0 12 0 16-35 16h-12v12c5 0 49-1 61-1s55 1 63 1v-12h-14c-35 0-35-4-35-16z">
            <text:p/>
          </draw:path>
          <draw:path draw:style-name="gr11" draw:layer="layout" svg:width="0.328cm" svg:height="0.328cm" svg:x="3.905cm" svg:y="1.314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11" draw:layer="layout" svg:width="0.201cm" svg:height="0.223cm" svg:x="4.382cm" svg:y="1.384cm" svg:viewBox="0 0 202 224" svg:d="M29 189c-1 8-4 19-4 22 0 9 7 13 14 13 6 0 16-4 18-14 2-2 19-69 20-79 4-15 13-50 17-64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</draw:g>
        <draw:g>
          <svg:title>TexMaths</svg:title>
          <svg:desc>14§display§\frac{1}{\beta}§svg§600§FALSE</svg:desc>
          <draw:polygon draw:style-name="gr10" draw:layer="layout" svg:width="0.304cm" svg:height="1.083cm" svg:x="6.207cm" svg:y="5.596cm" svg:viewBox="0 0 305 1084" draw:points="153,1084 0,1084 0,0 305,0 305,1084">
            <text:p/>
          </draw:polygon>
          <draw:path draw:style-name="gr11" draw:layer="layout" svg:width="0.163cm" svg:height="0.328cm" svg:x="6.28cm" svg:y="5.585cm" svg:viewBox="0 0 164 329" svg:d="M102 13c0-12 0-13-11-13-31 32-76 32-91 32v16c10 0 39 0 64-14v256c0 18-1 24-46 24h-15v15c18-1 60-1 81-1 20 0 63 0 80 1v-15h-16c-44 0-46-6-46-24z">
            <text:p/>
          </draw:path>
          <draw:polygon draw:style-name="gr11" draw:layer="layout" svg:width="0.304cm" svg:height="0.02cm" svg:x="6.207cm" svg:y="6.113cm" svg:viewBox="0 0 305 21" draw:points="153,21 0,21 0,0 305,0 305,21">
            <text:p/>
          </draw:polygon>
          <draw:path draw:style-name="gr11" draw:layer="layout" svg:width="0.269cm" svg:height="0.443cm" svg:x="6.222cm" svg:y="6.235cm" svg:viewBox="0 0 270 444" svg:d="M270 67c0-36-28-67-67-67-30 0-44 8-60 21-28 20-55 67-65 105l-78 314c0 1 1 4 6 4 4 0 5 0 7-2l33-137c10 30 32 48 67 48 37 0 74-17 95-38 24-24 41-55 41-91s-18-62-36-74c28-16 57-46 57-83zM180 150c-7 3-11 3-23 3-7 0-17 1-23-2 2-5 20-4 25-4 10 0 14 0 21 3zM242 56c0 35-20 70-45 85-14-4-24-5-38-5-11 0-37 0-37 15-2 14 25 13 33 13 18 0 25 0 41-7 18 18 21 33 21 56 1 29-10 66-24 85-20 27-53 45-81 45-38 0-56-29-56-64 0-5 0-13 3-21l31-126c11-42 47-121 106-121 28 0 46 16 46 45z">
            <text:p/>
          </draw:path>
        </draw:g>
        <draw:g>
          <svg:title>TexMaths</svg:title>
          <svg:desc>14§display§d§svg§600§FALSE</svg:desc>
          <draw:polygon draw:style-name="gr10" draw:layer="layout" svg:width="0.255cm" svg:height="0.341cm" svg:x="3.792cm" svg:y="7.364cm" svg:viewBox="0 0 256 342" draw:points="129,342 0,342 0,0 256,0 256,342">
            <text:p/>
          </draw:polygon>
          <draw:path draw:style-name="gr11" draw:layer="layout" svg:width="0.234cm" svg:height="0.348cm" svg:x="3.812cm" svg:y="7.363cm" svg:viewBox="0 0 235 349" svg:d="M235 6c0 0 0-6-6-6-8 0-54 4-63 6-4 0-7 2-7 9 0 6 5 6 12 6 23 0 25 3 25 8l-2 10-29 118c-10-20-24-32-46-32-57 0-119 73-119 144 0 46 27 80 66 80 10 0 35-3 64-38 4 21 21 38 45 38 18 0 29-11 36-28 9-17 16-48 16-49 0-4-5-4-6-4-6 0-6 1-7 8-8 32-18 62-38 62-14 0-15-13-15-23 0-12 1-15 3-23zM133 285c-3 8-3 9-10 18-22 26-42 35-56 35-25 0-32-27-32-46 0-26 15-86 28-108 15-30 36-48 57-48 32 0 38 41 38 43 0 3 0 6-1 9z">
            <text:p/>
          </draw:path>
        </draw:g>
        <draw:g>
          <svg:title>TexMaths</svg:title>
          <svg:desc>14§display§r§svg§600§FALSE</svg:desc>
          <draw:polygon draw:style-name="gr10" draw:layer="layout" svg:width="0.236cm" svg:height="0.212cm" svg:x="6.207cm" svg:y="7.471cm" svg:viewBox="0 0 237 213" draw:points="118,213 0,213 0,0 237,0 237,213">
            <text:p/>
          </draw:polygon>
          <draw:path draw:style-name="gr11" draw:layer="layout" svg:width="0.201cm" svg:height="0.223cm" svg:x="6.221cm" svg:y="7.464cm" svg:viewBox="0 0 202 224" svg:d="M29 189c-1 8-4 20-4 22 0 9 7 13 14 13 6 0 16-4 18-14 2-1 19-69 20-78 4-16 13-51 17-65 1-5 15-29 27-40 4-3 18-16 40-16 13 0 20 6 21 6-15 3-26 14-26 26 0 9 5 19 19 19 13 0 27-12 27-30 0-17-15-32-41-32-32 0-54 24-64 38-3-23-21-38-45-38-23 0-32 20-37 28-8 17-15 46-15 48 0 5 6 5 6 5 5 0 5 0 8-11 8-35 18-59 36-59 9 0 16 4 16 23 0 9-1 15-9 42z">
            <text:p/>
          </draw:path>
        </draw:g>
        <draw:g>
          <svg:title>TexMaths</svg:title>
          <svg:desc>14§display§\beta f_1§svg§600§FALSE</svg:desc>
          <draw:polygon draw:style-name="gr10" draw:layer="layout" svg:width="0.74cm" svg:height="0.435cm" svg:x="0.111cm" svg:y="1.134cm" svg:viewBox="0 0 741 436" draw:points="370,436 0,436 0,0 741,0 741,436">
            <text:p/>
          </draw:polygon>
          <draw:path draw:style-name="gr11" draw:layer="layout" svg:width="0.269cm" svg:height="0.442cm" svg:x="0.126cm" svg:y="1.127cm" svg:viewBox="0 0 270 443" svg:d="M270 67c0-36-28-67-67-67-29 0-43 8-60 21-28 20-55 67-65 105l-78 313c0 2 1 4 6 4 4 0 5 0 7-1l33-137c10 29 32 47 67 47 37 0 75-16 96-37 24-24 40-55 40-91 0-37-18-62-36-74 28-16 57-46 57-83zM181 150c-7 2-12 2-24 2-7 0-17 2-23-1 2-6 20-4 26-4 9 0 14 0 21 3zM242 56c0 35-19 70-44 85-15-4-24-5-38-5-12 0-38 0-38 15-2 14 25 13 33 13 19 0 26 0 41-7 18 18 21 33 21 56 2 29-10 65-24 85-19 27-53 45-81 45-38 0-56-30-56-65 0-4 0-12 3-21l31-126c11-41 47-120 106-120 28 0 46 16 46 45z">
            <text:p/>
          </draw:path>
          <draw:path draw:style-name="gr11" draw:layer="layout" svg:width="0.246cm" svg:height="0.448cm" svg:x="0.44cm" svg:y="1.127cm" svg:viewBox="0 0 247 449" svg:d="M155 151h43c9 0 15 0 15-11 0-4-6-4-14-4h-41l11-58c2-9 9-44 12-50 4-10 12-17 24-17 1 0 14 0 23 9-22 2-26 19-26 26 0 11 8 17 18 17 13 0 27-10 27-29 0-23-23-34-42-34-17 0-50 8-64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11" draw:layer="layout" svg:width="0.126cm" svg:height="0.228cm" svg:x="0.692cm" svg:y="1.32cm" svg:viewBox="0 0 127 229" svg:d="M78 10c0-10 0-10-9-10-23 22-55 22-69 22v13c8 0 31 0 50-10v176c0 12 0 16-35 16h-12v12c5 0 49-1 61-1s55 1 63 1v-12h-14c-35 0-35-4-35-16z">
            <text:p/>
          </draw:path>
        </draw:g>
        <draw:g>
          <svg:title>TexMaths</svg:title>
          <svg:desc>14§latex§\beta f_1 = p r§svg§600§FALSE</svg:desc>
          <draw:polygon draw:style-name="gr10" draw:layer="layout" svg:width="1.9cm" svg:height="0.435cm" svg:x="5.068cm" svg:y="1.812cm" svg:viewBox="0 0 1901 436" draw:points="951,436 0,436 0,0 1901,0 1901,436">
            <text:p/>
          </draw:polygon>
          <draw:path draw:style-name="gr11" draw:layer="layout" svg:width="0.269cm" svg:height="0.442cm" svg:x="5.083cm" svg:y="1.805cm" svg:viewBox="0 0 270 443" svg:d="M270 67c0-36-28-67-67-67-29 0-43 8-60 21-28 20-55 67-65 105l-78 313c0 2 1 4 6 4 4 0 5 0 7-1l33-137c10 29 32 47 67 47 37 0 75-16 96-37 23-24 40-55 40-91 0-37-18-62-36-74 28-16 57-46 57-83zM181 150c-7 2-12 2-24 2-7 0-17 2-23-1 2-6 20-4 26-4 9 0 14 0 21 3zM242 56c0 35-19 70-45 85-14-4-23-5-37-5-12 0-38 0-38 15-2 14 25 13 33 13 19 0 26 0 41-7 18 18 21 33 21 56 1 29-10 65-24 85-19 27-53 45-81 45-38 0-56-30-56-65 0-4 0-12 3-21l31-126c11-41 47-120 106-120 28 0 46 16 46 45z">
            <text:p/>
          </draw:path>
          <draw:path draw:style-name="gr11" draw:layer="layout" svg:width="0.245cm" svg:height="0.448cm" svg:x="5.397cm" svg:y="1.805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11" draw:layer="layout" svg:width="0.126cm" svg:height="0.228cm" svg:x="5.649cm" svg:y="1.998cm" svg:viewBox="0 0 127 229" svg:d="M78 10c0-10 0-10-9-10-23 22-55 22-69 22v13c8 0 31 0 50-10v176c0 12 0 16-35 16h-12v12c5 0 49-1 61-1s55 1 63 1v-12h-14c-35 0-35-4-35-16z">
            <text:p/>
          </draw:path>
          <draw:path draw:style-name="gr11" draw:layer="layout" svg:width="0.328cm" svg:height="0.115cm" svg:x="5.996cm" svg:y="1.971cm" svg:viewBox="0 0 329 116" svg:d="M312 20c7 0 17 0 17-10s-10-10-17-10h-295c-7 0-17 0-17 10s10 10 17 10zM312 116c7 0 17 0 17-10 0-9-10-9-17-9h-295c-7 0-17 0-17 9 0 10 10 10 17 10z">
            <text:p/>
          </draw:path>
          <draw:path draw:style-name="gr11" draw:layer="layout" svg:width="0.257cm" svg:height="0.314cm" svg:x="6.471cm" svg:y="1.935cm" svg:viewBox="0 0 258 315" svg:d="M38 278c-4 17-4 21-27 21-5 0-11 0-11 9 0 4 3 7 7 7 13 0 27-3 41-3 16 0 33 3 49 3 2 0 9 0 9-11 0-5-5-5-12-5-25 0-25-4-25-8 0-6 21-87 25-99 5 15 19 32 45 32 57 0 119-73 119-146 0-46-28-78-66-78-24 0-48 18-65 36-4-26-26-36-44-36-23 0-33 20-37 28-8 17-15 46-15 48 0 5 5 5 5 5 6 0 6 0 9-11 10-35 19-59 36-59 9 0 16 4 16 23 0 11-2 16-3 25zM125 64c4-14 16-28 26-35 17-15 31-18 39-18 21 0 33 17 33 46 0 30-17 86-26 105-16 35-40 51-58 51-33 0-40-41-40-44 0-1 0-3 2-8z">
            <text:p/>
          </draw:path>
          <draw:path draw:style-name="gr11" draw:layer="layout" svg:width="0.201cm" svg:height="0.223cm" svg:x="6.748cm" svg:y="1.935cm" svg:viewBox="0 0 202 224" svg:d="M29 189c-1 8-4 19-4 22 0 9 7 13 14 13 6 0 16-4 18-14 2-2 19-69 20-79 4-15 13-50 17-64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</draw:g>
        <draw:g xml:id="id1" draw:id="id1">
          <svg:title>TexMaths</svg:title>
          <svg:desc>14§display§f_2 / (\beta (1 + p^{-1}))§svg§600§TRUE</svg:desc>
          <draw:polygon draw:style-name="gr12" draw:layer="layout" svg:width="3.099cm" svg:height="0.5cm" svg:x="4.414cm" svg:y="3.855cm" svg:viewBox="0 0 3100 501" draw:points="1550,501 0,501 0,0 3100,0 3100,501">
            <text:p/>
          </draw:polygon>
          <draw:path draw:style-name="gr11" draw:layer="layout" svg:width="0.224cm" svg:height="0.41cm" svg:x="4.438cm" svg:y="3.925cm" svg:viewBox="0 0 225 411" svg:d="M142 138h38c9 0 14 0 14-10 0-4-5-4-12-4h-37l10-52c1-9 7-41 10-46 4-9 11-16 22-16 1 0 12 0 21 8-20 2-24 18-24 24 0 10 8 16 17 16 11 0 24-9 24-27 0-21-20-31-38-31-16 0-45 8-58 52-2 11-4 15-15 72h-31c-9 0-14 0-14 8 0 6 4 6 13 6h29l-33 178c-9 43-17 84-40 84-1 0-12 0-21-7 20-2 25-18 25-25 0-10-9-16-18-16-11 0-24 10-24 28 0 19 20 31 38 31 25 0 44-27 52-44 14-29 24-83 25-87z">
            <text:p/>
          </draw:path>
          <draw:path draw:style-name="gr11" draw:layer="layout" svg:width="0.14cm" svg:height="0.209cm" svg:x="4.653cm" svg:y="4.1cm" svg:viewBox="0 0 141 210" svg:d="M141 152h-12c0 8-4 26-8 30-2 1-26 1-31 1h-58c33-30 43-38 63-53 24-19 46-38 46-69 0-38-35-61-75-61-39 0-66 28-66 56 0 17 14 18 17 18 7 0 16-5 16-16 0-6-1-17-18-17 9-23 31-29 46-29 32 0 49 24 49 49 0 29-20 50-31 62l-76 75c-3 3-3 3-3 12h130z">
            <text:p/>
          </draw:path>
          <draw:path draw:style-name="gr11" draw:layer="layout" svg:width="0.175cm" svg:height="0.449cm" svg:x="4.859cm" svg:y="3.904cm" svg:viewBox="0 0 176 450" svg:d="M174 17c2-5 2-8 2-8 0-5-3-9-8-9-4 0-7 1-8 4l-157 430c-3 6-3 7-3 7 0 5 4 9 9 9 6 0 8-2 10-10z">
            <text:p/>
          </draw:path>
          <draw:path draw:style-name="gr11" draw:layer="layout" svg:width="0.105cm" svg:height="0.449cm" svg:x="5.103cm" svg:y="3.904cm" svg:viewBox="0 0 106 450" svg:d="M106 446c0-1 0-2-9-10-56-56-70-142-70-211 0-78 16-156 73-212 6-7 6-7 6-8 0-4-2-5-5-5-5 0-46 31-73 88-23 50-28 100-28 137 0 36 5 90 29 141 29 56 67 84 72 84 3 0 5-1 5-4z">
            <text:p/>
          </draw:path>
          <draw:path draw:style-name="gr11" draw:layer="layout" svg:width="0.246cm" svg:height="0.404cm" svg:x="5.247cm" svg:y="3.925cm" svg:viewBox="0 0 247 405" svg:d="M247 61c0-33-26-61-62-61-26 0-39 8-55 19-25 18-49 62-58 96l-72 287c0 1 1 3 5 3s5 0 7-1l30-125c9 27 30 43 62 43 33 0 67-15 87-34 21-22 37-50 37-83 0-34-17-57-34-68 26-14 53-42 53-76zM165 137c-6 2-10 2-22 2-6 0-15 2-20-1 1-5 18-4 23-4 9 0 13 0 19 3zM221 51c0 32-18 64-41 78-12-4-21-5-34-5-10 0-35 0-35 14-1 13 23 12 31 12 17 0 23 0 37-7 17 17 19 31 19 51 1 27-9 61-22 78-17 25-48 41-74 41-34 0-51-26-51-58 0-4 0-12 3-20l28-115c10-38 43-110 97-110 26 0 42 14 42 41z">
            <text:p/>
          </draw:path>
          <draw:path draw:style-name="gr11" draw:layer="layout" svg:width="0.105cm" svg:height="0.449cm" svg:x="5.555cm" svg:y="3.904cm" svg:viewBox="0 0 106 450" svg:d="M106 446c0-1 0-2-9-10-56-56-70-142-70-211 0-78 16-156 73-212 6-7 6-7 6-8 0-4-2-5-5-5-5 0-46 31-73 88-23 50-28 100-28 137 0 36 5 90 29 141 29 56 67 84 72 84 3 0 5-1 5-4z">
            <text:p/>
          </draw:path>
          <draw:path draw:style-name="gr11" draw:layer="layout" svg:width="0.149cm" svg:height="0.3cm" svg:x="5.724cm" svg:y="3.943cm" svg:viewBox="0 0 150 301" svg:d="M93 12c0-11 0-12-10-12-28 29-69 29-83 29v14c9 0 36 0 59-12v234c0 16-1 22-42 22h-14v14c16-2 55-2 74-2 18 0 57 0 73 2v-14h-14c-41 0-43-6-43-22z">
            <text:p/>
          </draw:path>
          <draw:path draw:style-name="gr11" draw:layer="layout" svg:width="0.3cm" svg:height="0.3cm" svg:x="6.033cm" svg:y="3.98cm" svg:viewBox="0 0 301 301" svg:d="M160 160h125c7 0 16 0 16-9 0-10-9-10-16-10h-125v-126c0-6 0-15-9-15s-10 9-10 15v126h-126c-6 0-15 0-15 10 0 9 9 9 15 9h126v125c0 7 0 16 10 16 9 0 9-9 9-16z">
            <text:p/>
          </draw:path>
          <draw:path draw:style-name="gr11" draw:layer="layout" svg:width="0.234cm" svg:height="0.287cm" svg:x="6.441cm" svg:y="4.044cm" svg:viewBox="0 0 235 288" svg:d="M35 255c-4 15-4 19-25 19-5 0-10 0-10 7 0 4 3 7 6 7 12 0 25-3 37-3 16 0 31 3 45 3 3 0 9 0 9-10 0-4-5-4-11-4-23 0-23-4-23-8 0-5 19-79 23-91 5 14 18 30 41 30 52 0 108-67 108-133 0-43-25-72-60-72-22 0-43 17-59 33-3-24-24-33-41-33-20 0-29 18-33 26-7 15-14 42-14 43 0 5 5 5 5 5 5 0 5 0 8-10 9-32 18-54 33-54 8 0 14 4 14 21 0 10-1 15-2 23zM114 59c4-13 15-26 24-32 15-14 28-17 36-17 19 0 29 16 29 42 0 27-15 78-23 96-15 32-37 46-53 46-30 0-36-37-36-39s0-3 1-8z">
            <text:p/>
          </draw:path>
          <draw:path draw:style-name="gr11" draw:layer="layout" svg:width="0.213cm" svg:height="0.016cm" svg:x="6.715cm" svg:y="3.97cm" svg:viewBox="0 0 214 17" svg:d="M201 17c5 0 13 0 13-8 0-9-7-9-13-9h-188c-5 0-13 0-13 8 0 9 8 9 13 9z">
            <text:p/>
          </draw:path>
          <draw:path draw:style-name="gr11" draw:layer="layout" svg:width="0.115cm" svg:height="0.209cm" svg:x="6.996cm" svg:y="3.848cm" svg:viewBox="0 0 116 210" svg:d="M72 9c0-9 0-9-9-9-21 20-50 20-63 20v12c8 0 28 0 46-9v161c0 10 0 14-32 14h-11v12c5 0 44-2 56-2 10 0 50 2 57 2v-12h-12c-32 0-32-4-32-14z">
            <text:p/>
          </draw:path>
          <draw:path draw:style-name="gr11" draw:layer="layout" svg:width="0.105cm" svg:height="0.449cm" svg:x="7.189cm" svg:y="3.904cm" svg:viewBox="0 0 106 450" svg:d="M106 225c0-34-5-89-31-141-26-55-66-84-70-84s-5 1-5 5c0 1 0 1 9 10 45 45 70 117 70 210 0 78-16 157-73 214-6 5-6 6-6 7 0 3 1 4 5 4s45-30 72-87c23-50 29-99 29-138z">
            <text:p/>
          </draw:path>
          <draw:path draw:style-name="gr11" draw:layer="layout" svg:width="0.105cm" svg:height="0.449cm" svg:x="7.363cm" svg:y="3.904cm" svg:viewBox="0 0 106 450" svg:d="M106 225c0-34-5-89-31-141-26-55-66-84-70-84s-5 1-5 5c0 1 0 1 9 10 45 45 70 117 70 210 0 78-16 157-73 214-6 5-6 6-6 7 0 3 1 4 5 4s45-30 72-87c23-50 29-99 29-138z">
            <text:p/>
          </draw:path>
        </draw:g>
        <draw:connector draw:style-name="gr13" draw:text-style-name="P1" draw:layer="layout" draw:type="curve" svg:x1="5.964cm" svg:y1="4.356cm" svg:x2="5.964cm" svg:y2="4.356cm" draw:start-shape="id1" draw:start-glue-point="2" draw:end-shape="id1" draw:end-glue-point="2" svg:d="M5964 4356z" svg:viewBox="0 0 1 1">
          <text:p/>
        </draw:connector>
        <draw:line draw:style-name="gr14" draw:text-style-name="P1" draw:layer="layout" svg:x1="4.429cm" svg:y1="4.175cm" svg:x2="3.794cm" svg:y2="4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Reilly</meta:initial-creator>
    <meta:creation-date>2013-05-22T07:05:46</meta:creation-date>
    <dc:date>2014-09-04T16:22:24.450960000</dc:date>
    <meta:editing-duration>PT1H21M22S</meta:editing-duration>
    <meta:editing-cycles>27</meta:editing-cycles>
    <meta:generator>LibreOffice/4.3.1.2$MacOSX_x86 LibreOffice_project/958349dc3b25111dbca392fbc281a05559ef6848</meta:generator>
    <meta:document-statistic meta:object-count="67"/>
  </office:meta>
</office:document-meta>
</file>